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list-style-name="L1">
      <style:graphic-properties draw:textarea-horizontal-align="justify" draw:textarea-vertical-align="top" draw:auto-grow-height="false" fo:min-height="7.37cm" fo:min-width="7.755cm"/>
      <style:paragraph-properties style:writing-mode="lr-tb"/>
    </style:style>
    <style:style style:name="gr3" style:family="graphic" style:parent-style-name="standard" style:list-style-name="L1">
      <style:graphic-properties draw:textarea-horizontal-align="justify" draw:textarea-vertical-align="top" draw:auto-grow-height="false" fo:min-height="7.37cm" fo:min-width="7.755cm"/>
      <style:paragraph-properties style:writing-mode="lr-tb"/>
    </style:style>
    <style:style style:name="gr4" style:family="graphic" style:parent-style-name="standard" style:list-style-name="L1">
      <style:graphic-properties draw:textarea-horizontal-align="justify" draw:textarea-vertical-align="top" draw:auto-grow-height="false" fo:min-height="7.37cm" fo:min-width="7.755cm"/>
      <style:paragraph-properties style:writing-mode="lr-tb"/>
    </style:style>
    <style:style style:name="gr5" style:family="graphic" style:parent-style-name="standard" style:list-style-name="L1">
      <style:graphic-properties draw:textarea-horizontal-align="justify" draw:textarea-vertical-align="top" draw:auto-grow-height="false" fo:min-height="8.64cm" fo:min-width="7.12cm"/>
      <style:paragraph-properties style:writing-mode="lr-tb"/>
    </style:style>
    <style:style style:name="gr6" style:family="graphic" style:parent-style-name="standard" style:list-style-name="L1">
      <style:graphic-properties draw:textarea-horizontal-align="justify" draw:textarea-vertical-align="top" draw:auto-grow-height="false" fo:min-height="4.83cm" fo:min-width="7.755cm"/>
      <style:paragraph-properties style:writing-mode="lr-tb"/>
    </style:style>
    <style:style style:name="gr7" style:family="graphic" style:parent-style-name="standard" style:list-style-name="L1">
      <style:graphic-properties draw:textarea-horizontal-align="justify" draw:textarea-vertical-align="top" draw:auto-grow-height="false" fo:min-height="5.465cm" fo:min-width="7.755cm"/>
      <style:paragraph-properties style:writing-mode="lr-tb"/>
    </style:style>
    <style:style style:name="gr8" style:family="graphic" style:parent-style-name="objectwithoutfill">
      <style:graphic-properties draw:marker-end="Arrowheads_20_1" draw:marker-end-width="0.3cm" draw:fill="none" draw:textarea-vertical-align="middle"/>
    </style:style>
    <style:style style:name="gr9" style:family="graphic" style:parent-style-name="objectwithoutfill">
      <style:graphic-properties draw:marker-end="Arrowheads_20_2" draw:marker-end-width="0.3cm" draw:fill="none" draw:textarea-vertical-align="middle"/>
    </style:style>
    <style:style style:name="gr10" style:family="graphic" style:parent-style-name="objectwithoutfill">
      <style:graphic-properties draw:marker-end="Arrowheads_20_3" draw:marker-end-width="0.3cm" draw:fill="none" draw:textarea-vertical-align="middle"/>
    </style:style>
    <style:style style:name="gr11" style:family="graphic" style:parent-style-name="standard" style:list-style-name="L1">
      <style:graphic-properties draw:textarea-horizontal-align="justify" draw:textarea-vertical-align="top" draw:auto-grow-height="false" fo:min-height="6.735cm" fo:min-width="7.755cm"/>
      <style:paragraph-properties style:writing-mode="lr-tb"/>
    </style:style>
    <style:style style:name="gr12" style:family="graphic" style:parent-style-name="objectwithoutfill">
      <style:graphic-properties draw:marker-end="Arrowheads_20_4" draw:marker-end-width="0.3cm" draw:fill="none" draw:textarea-vertical-align="middle"/>
    </style:style>
    <style:style style:name="gr13" style:family="graphic" style:parent-style-name="objectwithoutfill">
      <style:graphic-properties draw:marker-end="Arrowheads_20_5" draw:marker-end-width="0.3cm" draw:fill="none" draw:textarea-vertical-align="middle"/>
    </style:style>
    <style:style style:name="gr14" style:family="graphic" style:parent-style-name="standard" style:list-style-name="L1">
      <style:graphic-properties draw:textarea-horizontal-align="justify" draw:textarea-vertical-align="top" draw:auto-grow-height="false" fo:min-height="2.705cm" fo:min-width="7.755cm"/>
      <style:paragraph-properties style:writing-mode="lr-tb"/>
    </style:style>
    <style:style style:name="gr15" style:family="graphic" style:parent-style-name="objectwithoutfill">
      <style:graphic-properties draw:marker-end="Arrowheads_20_6" draw:marker-end-width="0.3cm" draw:fill="none" draw:textarea-vertical-align="middle"/>
    </style:style>
    <style:style style:name="gr16" style:family="graphic" style:parent-style-name="standard" style:list-style-name="L1">
      <style:graphic-properties draw:textarea-horizontal-align="justify" draw:textarea-vertical-align="top" draw:auto-grow-height="false" fo:min-height="6.735cm" fo:min-width="7.755cm"/>
      <style:paragraph-properties style:writing-mode="lr-tb"/>
    </style:style>
    <style:style style:name="gr17" style:family="graphic" style:parent-style-name="standard" style:list-style-name="L1">
      <style:graphic-properties draw:textarea-horizontal-align="justify" draw:textarea-vertical-align="top" draw:auto-grow-height="false" fo:min-height="8.005cm" fo:min-width="7.755cm"/>
      <style:paragraph-properties style:writing-mode="lr-tb"/>
    </style:style>
    <style:style style:name="gr18" style:family="graphic" style:parent-style-name="standard" style:list-style-name="L1">
      <style:graphic-properties draw:textarea-horizontal-align="justify" draw:textarea-vertical-align="top" draw:auto-grow-height="false" fo:min-height="8.005cm" fo:min-width="7.755cm"/>
      <style:paragraph-properties style:writing-mode="lr-tb"/>
    </style:style>
    <style:style style:name="pr1" style:family="presentation" style:parent-style-name="Blue_5f_Curve-title">
      <style:graphic-properties draw:fill-color="#729fcf" draw:auto-grow-height="true" fo:min-height="3cm"/>
      <style:paragraph-properties style:writing-mode="lr-tb"/>
    </style:style>
    <style:style style:name="pr2" style:family="presentation" style:parent-style-name="Blue_5f_Curve-title">
      <style:graphic-properties draw:auto-grow-height="true" fo:min-height="3.503cm"/>
      <style:paragraph-properties style:writing-mode="lr-tb"/>
    </style:style>
    <style:style style:name="pr3" style:family="presentation" style:parent-style-name="Blue_5f_Curve-notes">
      <style:graphic-properties draw:fill-color="#ffffff" draw:auto-grow-height="true" fo:min-height="13.364cm"/>
      <style:paragraph-properties style:writing-mode="lr-tb"/>
    </style:style>
    <style:style style:name="pr4" style:family="presentation" style:parent-style-name="Blue_5f_Curve1-title">
      <style:graphic-properties draw:auto-grow-height="true" fo:min-height="1.328cm"/>
      <style:paragraph-properties style:writing-mode="lr-tb"/>
    </style:style>
    <style:style style:name="pr5" style:family="presentation" style:parent-style-name="Blue_5f_Curve1-outline1">
      <style:graphic-properties fo:min-height="5.576cm"/>
      <style:paragraph-properties style:writing-mode="lr-tb"/>
    </style:style>
    <style:style style:name="pr6" style:family="presentation" style:parent-style-name="Blue_5f_Curve1-notes">
      <style:graphic-properties draw:fill-color="#ffffff" draw:auto-grow-height="true" fo:min-height="13.364cm"/>
      <style:paragraph-properties style:writing-mode="lr-tb"/>
    </style:style>
    <style:style style:name="pr7" style:family="presentation" style:parent-style-name="Blue_5f_Curve1-outline1">
      <style:graphic-properties fo:min-height="5.576cm" draw:shadow="visible"/>
      <style:paragraph-properties style:writing-mode="lr-tb"/>
    </style:style>
    <style:style style:name="pr8" style:family="presentation" style:parent-style-name="Blue_5f_Curve1-outline1">
      <style:graphic-properties draw:textarea-vertical-align="middle" fo:min-height="5.576cm"/>
      <style:paragraph-properties style:writing-mode="lr-tb"/>
    </style:style>
    <style:style style:name="P1" style:family="paragraph">
      <style:paragraph-properties style:writing-mode="lr-tb"/>
      <style:text-properties fo:font-weight="bold" style:font-weight-asian="bold" style:font-weight-complex="bold"/>
    </style:style>
    <style:style style:name="P2" style:family="paragraph">
      <loext:graphic-properties draw:fill-color="#729fcf"/>
      <style:paragraph-properties style:writing-mode="lr-tb"/>
      <style:text-properties fo:font-weight="bold" style:font-weight-asian="bold" style:font-weight-complex="bold"/>
    </style:style>
    <style:style style:name="P3" style:family="paragraph">
      <style:paragraph-properties fo:text-align="center" style:writing-mode="lr-tb"/>
    </style:style>
    <style:style style:name="P4" style:family="paragraph">
      <style:paragraph-properties style:writing-mode="lr-tb"/>
    </style:style>
    <style:style style:name="P5" style:family="paragraph">
      <loext:graphic-properties draw:fill-color="#ffffff"/>
      <style:paragraph-properties style:writing-mode="lr-tb"/>
    </style:style>
    <style:style style:name="P6" style:family="paragraph">
      <style:paragraph-properties fo:text-align="center"/>
    </style:style>
    <style:style style:name="P7" style:family="paragraph">
      <style:paragraph-properties fo:margin-left="0cm" fo:margin-right="0cm" fo:margin-top="0cm" fo:margin-bottom="0cm" fo:line-height="100%" fo:text-align="center" fo:text-indent="0cm" style:writing-mode="lr-tb"/>
    </style:style>
    <style:style style:name="P8" style:family="paragraph">
      <style:paragraph-properties fo:margin-left="0cm" fo:margin-right="0cm" fo:margin-top="0cm" fo:margin-bottom="0cm" fo:line-height="100%" fo:text-align="start" fo:text-indent="0cm" style:writing-mode="lr-tb"/>
    </style:style>
    <style:style style:name="P9" style:family="paragraph">
      <style:paragraph-properties fo:margin-left="1.016cm" fo:margin-right="0.762cm" fo:margin-top="0cm" fo:margin-bottom="0cm" fo:line-height="100%" fo:text-align="start" fo:text-indent="0cm" style:writing-mode="lr-tb"/>
    </style:style>
    <style:style style:name="P10" style:family="paragraph">
      <loext:graphic-properties draw:fill="none"/>
      <style:paragraph-properties fo:text-align="center"/>
    </style:style>
    <style:style style:name="P11" style:family="paragraph">
      <style:paragraph-properties fo:margin-left="0cm" fo:margin-right="0cm" fo:margin-top="0cm" fo:margin-bottom="0cm" fo:line-height="100%" fo:text-align="center" fo:text-indent="0cm" style:writing-mode="lr-tb"/>
      <style:text-properties fo:font-size="18pt"/>
    </style:style>
    <style:style style:name="P12" style:family="paragraph">
      <style:paragraph-properties fo:margin-left="0cm" fo:margin-right="0cm" fo:margin-top="0cm" fo:margin-bottom="0cm" fo:line-height="100%" fo:text-align="start" fo:text-indent="0cm" style:writing-mode="lr-tb"/>
      <style:text-properties fo:font-size="18pt"/>
    </style:style>
    <style:style style:name="P13" style:family="paragraph">
      <loext:graphic-properties draw:fill-color="#ffffff"/>
      <style:paragraph-properties style:writing-mode="lr-tb"/>
      <style:text-properties fo:font-size="20pt"/>
    </style:style>
    <style:style style:name="P14" style:family="paragraph">
      <style:paragraph-properties fo:margin-left="0cm" fo:margin-right="0cm" fo:margin-top="0.374cm" fo:margin-bottom="0cm" fo:text-indent="0cm"/>
    </style:style>
    <style:style style:name="P15" style:family="paragraph">
      <style:paragraph-properties fo:text-align="center"/>
      <style:text-properties fo:font-weight="bold" style:font-weight-asian="bold" style:font-weight-complex="bold"/>
    </style:style>
    <style:style style:name="P16" style:family="paragraph">
      <style:paragraph-properties fo:text-align="center" style:writing-mode="lr-tb"/>
      <style:text-properties fo:font-weight="bold" style:font-weight-asian="bold" style:font-weight-complex="bold"/>
    </style:style>
    <style:style style:name="T1" style:family="text">
      <style:text-properties fo:font-size="44pt" fo:font-weight="bold" style:font-size-asian="44pt" style:font-weight-asian="bold" style:font-size-complex="44pt" style:font-weight-complex="bold"/>
    </style:style>
    <style:style style:name="T2" style:family="text">
      <style:text-properties fo:font-variant="normal" fo:text-transform="none" fo:color="#dd4100" loext:opacity="100%" style:text-outline="false" style:text-line-through-style="none" style:text-line-through-type="none" style:font-name="Liberation Sans"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24pt" style:font-size-asian="24pt" style:font-size-complex="24pt"/>
    </style:style>
    <style:style style:name="T5" style:family="text">
      <style:text-properties fo:font-size="22pt" style:font-size-asian="22pt" style:font-size-complex="22pt"/>
    </style:style>
    <style:style style:name="T6" style:family="text">
      <style:text-properties fo:font-size="22pt" fo:font-weight="bold" style:font-size-asian="22pt" style:font-weight-asian="bold" style:font-size-complex="22pt" style:font-weight-complex="bold"/>
    </style:style>
    <style:style style:name="T7" style:family="text">
      <style:text-properties fo:font-size="22pt" fo:font-style="italic" style:font-size-asian="22pt" style:font-style-asian="italic" style:font-size-complex="22pt" style:font-style-complex="italic"/>
    </style:style>
    <style:style style:name="T8" style:family="text">
      <style:text-properties fo:color="#ffffff" loext:opacity="100%" fo:font-size="26pt" style:letter-kerning="true" style:font-size-asian="26pt" style:font-size-complex="26pt"/>
    </style:style>
    <style:style style:name="T9" style:family="text">
      <style:text-properties fo:color="#ffffff" loext:opacity="100%" fo:font-size="18pt" style:letter-kerning="true" style:font-size-asian="18pt" style:font-size-complex="18pt"/>
    </style:style>
    <style:style style:name="T10" style:family="text">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1" style:family="text">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2" style:family="text">
      <style:text-properties fo:color="#ffffff" loext:opacity="100%" fo:font-size="18pt" fo:font-weight="bold" style:letter-kerning="true" style:font-size-asian="18pt" style:font-weight-asian="bold" style:font-size-complex="18pt" style:font-weight-complex="bold"/>
    </style:style>
    <style:style style:name="T13" style:family="text">
      <style:text-properties fo:color="#ffffff" loext:opacity="100%" fo:font-size="13pt" style:letter-kerning="true" style:font-size-asian="13pt" style:font-size-complex="13pt"/>
    </style:style>
    <style:style style:name="T14" style:family="text">
      <style:text-properties fo:color="#ffffff" loext:opacity="100%" fo:font-size="15pt" style:letter-kerning="true" style:font-size-asian="15pt" style:font-size-complex="15pt"/>
    </style:style>
    <style:style style:name="T15" style:family="text">
      <style:text-properties fo:color="#ffffff" loext:opacity="100%" fo:font-size="10pt" fo:font-weight="bold" style:letter-kerning="true" style:font-size-asian="10pt" style:font-weight-asian="bold" style:font-size-complex="10pt" style:font-weight-complex="bold"/>
    </style:style>
    <style:style style:name="T16" style:family="text">
      <style:text-properties fo:color="#ffffff" loext:opacity="100%" fo:font-size="10pt" style:letter-kerning="true" style:font-size-asian="10pt" style:font-size-complex="10pt"/>
    </style:style>
    <style:style style:name="T17" style:family="text">
      <style:text-properties fo:color="#ffffff" loext:opacity="100%" fo:font-size="11pt" style:letter-kerning="true" style:font-size-asian="11pt" style:font-size-complex="11pt"/>
    </style:style>
    <style:style style:name="T18" style:family="text">
      <style:text-properties fo:color="#ffffff" loext:opacity="100%" fo:font-size="10pt" fo:font-weight="normal" style:letter-kerning="true" style:font-size-asian="10pt" style:font-weight-asian="normal" style:font-size-complex="10pt" style:font-weight-complex="normal"/>
    </style:style>
    <style:style style:name="T19" style:family="text">
      <style:text-properties fo:color="#ffffff" loext:opacity="100%" fo:font-size="11pt" fo:font-weight="normal" style:letter-kerning="true" style:font-size-asian="11pt" style:font-weight-asian="normal" style:font-size-complex="11pt" style:font-weight-complex="normal"/>
    </style:style>
    <style:style style:name="T20" style:family="text">
      <style:text-properties fo:color="#ffffff" loext:opacity="100%" fo:font-size="13pt" fo:font-weight="bold" style:letter-kerning="true" style:font-size-asian="13pt" style:font-weight-asian="bold" style:font-size-complex="13pt" style:font-weight-complex="bold"/>
    </style:style>
    <style:style style:name="T21" style:family="text">
      <style:text-properties fo:color="#ffffff" loext:opacity="100%" fo:font-size="15pt" fo:font-weight="bold" style:letter-kerning="true" style:font-size-asian="15pt" style:font-weight-asian="bold" style:font-size-complex="15pt" style:font-weight-complex="bold"/>
    </style:style>
    <style:style style:name="T22" style:family="text">
      <style:text-properties fo:font-weight="bold" style:font-weight-asian="bold" style:font-weight-complex="bold"/>
    </style:style>
    <style:style style:name="T23" style:family="text">
      <style:text-properties fo:font-size="16pt" style:font-size-asian="16pt" style:font-size-complex="16pt"/>
    </style:style>
    <style:style style:name="T24" style:family="text">
      <style:text-properties fo:font-size="16pt" fo:font-weight="bold" style:font-size-asian="16pt" style:font-weight-asian="bold" style:font-size-complex="16pt" style:font-weight-complex="bold"/>
    </style:style>
    <style:style style:name="T25" style:family="text">
      <style:text-properties fo:font-size="16pt" fo:font-style="italic" fo:font-weight="normal" style:font-size-asian="16pt" style:font-style-asian="italic" style:font-weight-asian="normal" style:font-size-complex="16pt" style:font-style-complex="italic" style:font-weight-complex="normal"/>
    </style:style>
    <style:style style:name="T26" style:family="text">
      <style:text-properties fo:font-size="16pt" fo:font-style="italic" style:font-size-asian="16pt" style:font-style-asian="italic" style:font-size-complex="16pt" style:font-style-complex="italic"/>
    </style:style>
    <style:style style:name="T27" style:family="text">
      <style:text-properties fo:font-size="15pt" style:font-size-asian="15pt" style:font-size-complex="15pt"/>
    </style:style>
    <style:style style:name="T28" style:family="text">
      <style:text-properties fo:font-variant="normal" fo:text-transform="none" fo:color="#009bdd" loext:opacity="100%" style:text-outline="false" style:text-line-through-style="none" style:text-line-through-type="none" style:font-name="Liberation Sans" fo:font-size="16pt" fo:font-style="normal" fo:text-shadow="none" style:text-underline-style="none" fo:font-weight="bold" style:letter-kerning="true" fo:background-color="transparent"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9" style:family="text">
      <style:text-properties fo:font-size="16pt" fo:font-weight="normal" style:font-size-asian="16pt" style:font-weight-asian="normal" style:font-size-complex="16pt" style:font-weight-complex="normal"/>
    </style:style>
    <style:style style:name="T30" style:family="text">
      <style:text-properties fo:font-size="15pt" fo:font-weight="bold" style:font-size-asian="15pt" style:font-weight-asian="bold" style:font-size-complex="15pt" style:font-weight-complex="bold"/>
    </style:style>
    <style:style style:name="T31" style:family="text">
      <style:text-properties fo:font-size="15pt" fo:font-weight="normal" style:font-size-asian="15pt" style:font-weight-asian="normal" style:font-size-complex="15pt" style:font-weight-complex="normal"/>
    </style:style>
    <style:style style:name="T32" style:family="text">
      <style:text-properties fo:font-size="15pt" fo:font-style="italic" style:font-size-asian="15pt" style:font-style-asian="italic" style:font-size-complex="15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Plan B" Application - Nikolay Dimov </presentation:footer-decl>
      <presentation:date-time-decl presentation:name="dtd1" presentation:source="current-date" style:data-style-name="D4"/>
      <draw:page draw:name="page1" draw:style-name="dp1" draw:master-page-name="Blue_5f_Curve" presentation:presentation-page-layout-name="AL1T19" presentation:use-footer-name="ftr1" presentation:use-date-time-name="dtd1">
        <office:forms form:automatic-focus="false" form:apply-design-mode="false"/>
        <draw:frame presentation:style-name="pr1" draw:text-style-name="P2" draw:layer="layout" svg:width="25cm" svg:height="3cm" svg:x="1.035cm" svg:y="2.715cm" presentation:class="title" presentation:user-transformed="true">
          <draw:text-box>
            <text:p text:style-name="P1"><text:span text:style-name="T1">Plan B</text:span></text:p>
          </draw:text-box>
        </draw:frame>
        <draw:frame presentation:style-name="pr2" draw:text-style-name="P4" draw:layer="layout" svg:width="25cm" svg:height="3.503cm" svg:x="1.27cm" svg:y="4.752cm" presentation:class="title" presentation:user-transformed="true">
          <draw:text-box>
            <text:p text:style-name="P3"><text:span text:style-name="T2"><text:line-break/></text:span><text:span text:style-name="T3">React based </text:span><text:span text:style-name="T3">application</text:span><text:span text:style-name="T4"><text:line-break/></text:span><text:span text:style-name="T5">Softuni React project </text:span><text:span text:style-name="T5">2023</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footer-name="ftr1" presentation:use-date-time-name="dtd1">
        <office:forms form:automatic-focus="false" form:apply-design-mode="false"/>
        <draw:frame presentation:style-name="pr4" draw:text-style-name="P4" draw:layer="layout" svg:width="26cm" svg:height="1.328cm" svg:x="1cm" svg:y="0.5cm" presentation:class="title">
          <draw:text-box>
            <text:p text:style-name="P4">Basic Idea</text:p>
          </draw:text-box>
        </draw:frame>
        <draw:frame presentation:style-name="pr5" draw:text-style-name="P4" draw:layer="layout" svg:width="26cm" svg:height="10cm" svg:x="1cm" svg:y="3cm" presentation:class="outline" presentation:user-transformed="true">
          <draw:text-box>
            <text:list text:style-name="L2">
              <text:list-header>
                <text:p/>
              </text:list-header>
              <text:list-item>
                <text:p><text:span text:style-name="T6">Workflow / ticketing single page application that is aimed to help </text:span><text:span text:style-name="T6">employees in financial sector to handle their back-office tasks.</text:span><text:span text:style-name="T5"> </text:span></text:p>
                <text:p/>
              </text:list-item>
              <text:list-item>
                <text:p><text:span text:style-name="T7">For example: check-out fulfillment of conditions after loan disbursement, </text:span><text:span text:style-name="T7">loan prepayments, preparation of loan annexes – etc.</text:span></text:p>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footer-name="ftr1" presentation:use-date-time-name="dtd1">
        <office:forms form:automatic-focus="false" form:apply-design-mode="false"/>
        <draw:frame presentation:style-name="pr4" draw:text-style-name="P4" draw:layer="layout" svg:width="26cm" svg:height="1.328cm" svg:x="1cm" svg:y="0.5cm" presentation:class="title">
          <draw:text-box>
            <text:p text:style-name="P4">Application explanation</text:p>
          </draw:text-box>
        </draw:frame>
        <draw:frame presentation:style-name="pr7" draw:text-style-name="P4" draw:layer="layout" svg:width="26cm" svg:height="10cm" svg:x="1cm" svg:y="3cm" presentation:class="outline" presentation:user-transformed="true">
          <draw:text-box>
            <text:list text:style-name="L2">
              <text:list-header>
                <text:p/>
                <text:p text:style-name="P6">Three major types of users:</text:p>
                <text:p text:style-name="P6"/>
                <text:p/>
                <text:p/>
                <text:p/>
              </text:list-header>
            </text:list>
          </draw:text-box>
        </draw:frame>
        <draw:custom-shape draw:style-name="gr2" draw:text-style-name="P7" draw:layer="layout" svg:width="8.255cm" svg:height="7.62cm" svg:x="0.635cm" svg:y="5.715cm">
          <text:p text:style-name="P7"><text:span text:style-name="T8">User</text:span></text:p>
          <text:p text:style-name="P8"><text:span text:style-name="T9"/></text:p>
          <text:p text:style-name="P9"><text:span text:style-name="T10">Creates</text:span><text:span text:style-name="T11">, </text:span><text:span text:style-name="T10">edits</text:span><text:span text:style-name="T11"> and </text:span><text:span text:style-name="T11">C</text:span><text:span text:style-name="T10">hanges </text:span></text:p>
          <text:p text:style-name="P9"><text:span text:style-name="T10">Statuses</text:span><text:span text:style-name="T11"> of </text:span><text:span text:style-name="T10">requests</text:span><text:span text:style-name="T11"> based</text:span></text:p>
          <text:p text:style-name="P9"><text:span text:style-name="T11">on his predefined </text:span><text:span text:style-name="T11">role and</text:span></text:p>
          <text:p text:style-name="P9"><text:span text:style-name="T11">on the workflow rules </text:span><text:span text:style-name="T11">for the</text:span></text:p>
          <text:p text:style-name="P9"><text:span text:style-name="T11">specific request. </text:span></text:p>
          <draw:enhanced-geometry svg:viewBox="0 0 21600 21600" draw:type="rectangle" draw:enhanced-path="M 0 0 L 21600 0 21600 21600 0 21600 0 0 Z N"/>
        </draw:custom-shape>
        <draw:custom-shape draw:style-name="gr3" draw:text-style-name="P7" draw:layer="layout" svg:width="8.255cm" svg:height="7.62cm" svg:x="9.525cm" svg:y="5.715cm">
          <text:p text:style-name="P7"><text:span text:style-name="T8">Administrator</text:span></text:p>
          <text:p text:style-name="P8"><text:span text:style-name="T12"/></text:p>
          <text:p text:style-name="P8"><text:span text:style-name="T12">Creates and edits</text:span><text:span text:style-name="T9"> </text:span><text:span text:style-name="T9">users. </text:span></text:p>
          <text:p text:style-name="P8"><text:span text:style-name="T9">Assign them role, branch </text:span></text:p>
          <text:p text:style-name="P8"><text:span text:style-name="T9">and status.</text:span></text:p>
          <text:p text:style-name="P8"><text:span text:style-name="T9">The user handles </text:span><text:span text:style-name="T9">passwords</text:span></text:p>
          <text:p text:style-name="P8"><text:span text:style-name="T9">by him/herself but is not </text:span></text:p>
          <text:p text:style-name="P8"><text:span text:style-name="T9">able to register before </text:span></text:p>
          <text:p text:style-name="P8"><text:span text:style-name="T9">the admin has created </text:span><text:span text:style-name="T9">him</text:span></text:p>
          <text:p text:style-name="P8"><text:span text:style-name="T9">in the application </text:span><text:span text:style-name="T9">database</text:span></text:p>
          <draw:enhanced-geometry svg:viewBox="0 0 21600 21600" draw:type="rectangle" draw:enhanced-path="M 0 0 L 21600 0 21600 21600 0 21600 0 0 Z N"/>
        </draw:custom-shape>
        <draw:custom-shape draw:style-name="gr4" draw:text-style-name="P7" draw:layer="layout" svg:width="8.255cm" svg:height="7.62cm" svg:x="18.415cm" svg:y="5.715cm">
          <text:p text:style-name="P7"><text:span text:style-name="T8">Workflow</text:span></text:p>
          <text:p text:style-name="P8"><text:span text:style-name="T12"/></text:p>
          <text:p text:style-name="P8"><text:span text:style-name="T9">Creates and edits Roles, </text:span></text:p>
          <text:p text:style-name="P8"><text:span text:style-name="T9">Statuses and Workflows </text:span></text:p>
          <text:p text:style-name="P8"><text:span text:style-name="T9">that are used in order</text:span></text:p>
          <text:p text:style-name="P8"><text:span text:style-name="T9">to process </text:span></text:p>
          <text:p text:style-name="P8"><text:span text:style-name="T9">specific request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1" presentation:use-footer-name="ftr1" presentation:use-date-time-name="dtd1">
        <office:forms form:automatic-focus="false" form:apply-design-mode="false"/>
        <draw:frame presentation:style-name="pr4" draw:text-style-name="P4" draw:layer="layout" svg:width="26cm" svg:height="1.328cm" svg:x="1cm" svg:y="0.5cm" presentation:class="title">
          <draw:text-box>
            <text:p text:style-name="P4">Application Architecture</text:p>
          </draw:text-box>
        </draw:frame>
        <draw:frame presentation:style-name="pr7" draw:text-style-name="P4" draw:layer="layout" svg:width="26cm" svg:height="10cm" svg:x="1cm" svg:y="3cm" presentation:class="outline" presentation:user-transformed="true">
          <draw:text-box>
            <text:list text:style-name="L2">
              <text:list-header>
                <text:p/>
                <text:p text:style-name="P6"/>
                <text:p text:style-name="P6"/>
                <text:p/>
                <text:p/>
                <text:p/>
              </text:list-header>
            </text:list>
          </draw:text-box>
        </draw:frame>
        <draw:custom-shape draw:style-name="gr5" draw:text-style-name="P7" draw:layer="layout" svg:width="7.62cm" svg:height="8.89cm" svg:x="0.635cm" svg:y="2.54cm">
          <text:p text:style-name="P7"><text:span text:style-name="T13">Services</text:span><text:span text:style-name="T14">:</text:span></text:p>
          <text:p text:style-name="P7"><text:span text:style-name="T14"/></text:p>
          <text:p text:style-name="P8"><text:span text:style-name="T15">1.</text:span><text:span text:style-name="T16"> A</text:span><text:span text:style-name="T15">uth Service Factory</text:span><text:span text:style-name="T16"> – handles </text:span></text:p>
          <text:p text:style-name="P8"><text:span text:style-name="T16">login, logout, Register and Change password </text:span></text:p>
          <text:p text:style-name="P8"><text:span text:style-name="T16">communication with the server</text:span></text:p>
          <text:p text:style-name="P8"><text:span text:style-name="T17"/></text:p>
          <text:p text:style-name="P8"><text:span text:style-name="T15">2. Dashboard Service Factory</text:span><text:span text:style-name="T16"> – handles</text:span></text:p>
          <text:p text:style-name="P8"><text:span text:style-name="T16">communication with the server </text:span></text:p>
          <text:p text:style-name="P8"><text:span text:style-name="T16">regarding requests from “Normal Users” </text:span></text:p>
          <text:p text:style-name="P8"><text:span text:style-name="T17"/></text:p>
          <text:p text:style-name="P8"><text:span text:style-name="T15">3. Admin service Factory</text:span><text:span text:style-name="T16">– handles </text:span></text:p>
          <text:p text:style-name="P8"><text:span text:style-name="T16">Communication with the server regarding </text:span></text:p>
          <text:p text:style-name="P8"><text:span text:style-name="T16">Creation, edition and getting of </text:span></text:p>
          <text:p text:style-name="P8"><text:span text:style-name="T16">users (excluding Authentication)</text:span></text:p>
          <text:p text:style-name="P8"><text:span text:style-name="T17"/></text:p>
          <text:p text:style-name="P8"><text:span text:style-name="T15">4. Workflow service factory – </text:span><text:span text:style-name="T18">handles </text:span></text:p>
          <text:p text:style-name="P8"><text:span text:style-name="T18">Communication with the server regarding</text:span></text:p>
          <text:p text:style-name="P8"><text:span text:style-name="T18">Getting, creating, editing workflows, roles, </text:span></text:p>
          <text:p text:style-name="P8"><text:span text:style-name="T18">Statuses and Subjects</text:span></text:p>
          <text:p text:style-name="P7"><text:span text:style-name="T9"/></text:p>
          <draw:enhanced-geometry svg:viewBox="0 0 21600 21600" draw:type="rectangle" draw:enhanced-path="M 0 0 L 21600 0 21600 21600 0 21600 0 0 Z N"/>
        </draw:custom-shape>
        <draw:custom-shape draw:style-name="gr6" draw:text-style-name="P7" draw:layer="layout" svg:width="8.255cm" svg:height="5.08cm" svg:x="8.89cm" svg:y="2.54cm">
          <text:p text:style-name="P7"><text:span text:style-name="T13">Components</text:span><text:span text:style-name="T14">:</text:span></text:p>
          <text:p text:style-name="P8"><text:span text:style-name="T15">1.</text:span><text:span text:style-name="T16"> Generally Responsible to render HTML and</text:span></text:p>
          <text:p text:style-name="P8"><text:span text:style-name="T16">CSS</text:span></text:p>
          <text:p text:style-name="P8"><text:span text:style-name="T17"/></text:p>
          <text:p text:style-name="P8"><text:span text:style-name="T15">2. </text:span><text:span text:style-name="T18">In the cases where the state is </text:span></text:p>
          <text:p text:style-name="P8"><text:span text:style-name="T18">Simple - it is kept directly in the component </text:span></text:p>
          <text:p text:style-name="P8"><text:span text:style-name="T18">itself</text:span></text:p>
          <text:p text:style-name="P8"><text:span text:style-name="T17"/></text:p>
          <text:p text:style-name="P8"><text:span text:style-name="T15">3. </text:span><text:span text:style-name="T18">In some cases where the state handling </text:span></text:p>
          <text:p text:style-name="P8"><text:span text:style-name="T18">requires specific logic and/or outside libraries-</text:span></text:p>
          <text:p text:style-name="P8"><text:span text:style-name="T18">It is done by using hooks</text:span><text:span text:style-name="T19"> </text:span></text:p>
          <text:p text:style-name="P8"><text:span text:style-name="T17"/></text:p>
          <draw:enhanced-geometry svg:viewBox="0 0 21600 21600" draw:type="rectangle" draw:enhanced-path="M 0 0 L 21600 0 21600 21600 0 21600 0 0 Z N"/>
        </draw:custom-shape>
        <draw:custom-shape draw:style-name="gr7" draw:text-style-name="P7" draw:layer="layout" svg:width="8.255cm" svg:height="5.715cm" svg:x="8.89cm" svg:y="8.255cm">
          <text:p text:style-name="P7"><text:span text:style-name="T13">Hooks</text:span><text:span text:style-name="T14">:</text:span></text:p>
          <text:p text:style-name="P8"><text:span text:style-name="T15">1.</text:span><text:span text:style-name="T16"> </text:span><text:span text:style-name="T15">useUser</text:span><text:span text:style-name="T16"> – keeps the state of the current user </text:span></text:p>
          <text:p text:style-name="P8"><text:span text:style-name="T16">and handles the user data in localStorage</text:span></text:p>
          <text:p text:style-name="P8"><text:span text:style-name="T16"/></text:p>
          <text:p text:style-name="P8"><text:span text:style-name="T15">2. useForm – </text:span><text:span text:style-name="T18">handles state of the form data</text:span></text:p>
          <text:p text:style-name="P8"><text:span text:style-name="T18"/></text:p>
          <text:p text:style-name="P8"><text:span text:style-name="T15">3. useErrors – </text:span><text:span text:style-name="T18">handles state for errors</text:span></text:p>
          <text:p text:style-name="P8"><text:span text:style-name="T18"/></text:p>
          <text:p text:style-name="P8"><text:span text:style-name="T15">4. useDashboard</text:span><text:span text:style-name="T19"> </text:span><text:span text:style-name="T18">– handles the state</text:span><text:span text:style-name="T19"> </text:span><text:span text:style-name="T18">of the </text:span></text:p>
          <text:p text:style-name="P8"><text:span text:style-name="T18">dashboard list – list displayed in the “Table” </text:span></text:p>
          <text:p text:style-name="P8"><text:span text:style-name="T18">Component</text:span></text:p>
          <text:p text:style-name="P8"><text:span text:style-name="T15">5.</text:span><text:span text:style-name="T18"> <text:s/></text:span><text:span text:style-name="T15">useService – </text:span><text:span text:style-name="T18">attaches access Token to the </text:span></text:p>
          <text:p text:style-name="P8"><text:span text:style-name="T18">respective <text:s/>service</text:span></text:p>
          <text:p text:style-name="P8"><text:span text:style-name="T17"/></text:p>
          <draw:enhanced-geometry svg:viewBox="0 0 21600 21600" draw:type="rectangle" draw:enhanced-path="M 0 0 L 21600 0 21600 21600 0 21600 0 0 Z N"/>
        </draw:custom-shape>
        <draw:line draw:style-name="gr8" draw:text-style-name="P10" draw:layer="layout" svg:x1="8.89cm" svg:y1="6.35cm" svg:x2="8.255cm" svg:y2="6.35cm">
          <text:p/>
        </draw:line>
        <draw:line draw:style-name="gr9" draw:text-style-name="P10" draw:layer="layout" svg:x1="12.7cm" svg:y1="7.62cm" svg:x2="12.7cm" svg:y2="8.255cm">
          <text:p/>
        </draw:line>
        <draw:line draw:style-name="gr10" draw:text-style-name="P10" draw:layer="layout" svg:x1="8.89cm" svg:y1="10.16cm" svg:x2="8.255cm" svg:y2="10.16cm">
          <text:p/>
        </draw:line>
        <draw:custom-shape draw:style-name="gr11" draw:text-style-name="P7" draw:layer="layout" svg:width="8.255cm" svg:height="6.985cm" svg:x="18.415cm" svg:y="2.54cm">
          <text:p text:style-name="P7"><text:span text:style-name="T13">Utils</text:span><text:span text:style-name="T14">:</text:span></text:p>
          <text:p text:style-name="P8"><text:span text:style-name="T16">Utility functions that are responsible to handle:</text:span><text:span text:style-name="T16"><text:line-break/></text:span><text:span text:style-name="T16"><text:line-break/></text:span><text:span text:style-name="T16">1. Data in the forms – checks for correct data and</text:span></text:p>
          <text:p text:style-name="P8"><text:span text:style-name="T16">and correct the data where applicable</text:span></text:p>
          <text:p text:style-name="P8"><text:span text:style-name="T16"/></text:p>
          <text:p text:style-name="P8"><text:span text:style-name="T16">2. Format date/time</text:span></text:p>
          <text:p text:style-name="P8"><text:span text:style-name="T16"/></text:p>
          <text:p text:style-name="P8"><text:span text:style-name="T16">3. Local storage – store the user information</text:span></text:p>
          <text:p text:style-name="P8"><text:span text:style-name="T16"/></text:p>
          <text:p text:style-name="P8"><text:span text:style-name="T18">4. Handle strings</text:span></text:p>
          <text:p text:style-name="P8"><text:span text:style-name="T18"/></text:p>
          <text:p text:style-name="P8"><text:span text:style-name="T18">5. Transfer data to excel file</text:span></text:p>
          <text:p text:style-name="P8"><text:span text:style-name="T17"/></text:p>
          <draw:enhanced-geometry svg:viewBox="0 0 21600 21600" draw:type="rectangle" draw:enhanced-path="M 0 0 L 21600 0 21600 21600 0 21600 0 0 Z N"/>
        </draw:custom-shape>
        <draw:line draw:style-name="gr12" draw:text-style-name="P10" draw:layer="layout" svg:x1="17.145cm" svg:y1="8.89cm" svg:x2="18.415cm" svg:y2="8.89cm">
          <text:p/>
        </draw:line>
        <draw:line draw:style-name="gr13" draw:text-style-name="P10" draw:layer="layout" svg:x1="17.145cm" svg:y1="5.08cm" svg:x2="18.415cm" svg:y2="5.08cm">
          <text:p/>
        </draw:line>
        <draw:custom-shape draw:style-name="gr14" draw:text-style-name="P7" draw:layer="layout" svg:width="8.255cm" svg:height="2.955cm" svg:x="18.415cm" svg:y="10.38cm">
          <text:p text:style-name="P7"><text:span text:style-name="T13">Table Structures</text:span><text:span text:style-name="T14">:</text:span></text:p>
          <text:p text:style-name="P7"><text:span text:style-name="T14"/></text:p>
          <text:p text:style-name="P8"><text:span text:style-name="T18">Keeps the table structures that are </text:span></text:p>
          <text:p text:style-name="P8"><text:span text:style-name="T18">used by react-tables via the useDashboard</text:span></text:p>
          <text:p text:style-name="P8"><text:span text:style-name="T18">hook</text:span></text:p>
          <text:p text:style-name="P8"><text:span text:style-name="T17"/></text:p>
          <draw:enhanced-geometry svg:viewBox="0 0 21600 21600" draw:type="rectangle" draw:enhanced-path="M 0 0 L 21600 0 21600 21600 0 21600 0 0 Z N"/>
        </draw:custom-shape>
        <draw:line draw:style-name="gr15" draw:text-style-name="P10" draw:layer="layout" svg:x1="17.145cm" svg:y1="12.065cm" svg:x2="18.415cm" svg:y2="12.065cm">
          <text:p/>
        </draw:line>
        <draw:custom-shape draw:style-name="gr16" draw:text-style-name="P7" draw:layer="layout" svg:width="8.255cm" svg:height="6.985cm" svg:x="18.415cm" svg:y="2.54cm">
          <text:p text:style-name="P7"><text:span text:style-name="T13">Utils</text:span><text:span text:style-name="T14">:</text:span></text:p>
          <text:p text:style-name="P7"><text:span text:style-name="T14"/></text:p>
          <text:p text:style-name="P8"><text:span text:style-name="T16">Utility functions that are responsible to handle:</text:span><text:span text:style-name="T16"><text:line-break/></text:span><text:span text:style-name="T16"><text:line-break/></text:span><text:span text:style-name="T16">1. Data in the forms – checks for correct data and</text:span></text:p>
          <text:p text:style-name="P8"><text:span text:style-name="T16">and correct the data where applicable</text:span></text:p>
          <text:p text:style-name="P8"><text:span text:style-name="T16"/></text:p>
          <text:p text:style-name="P8"><text:span text:style-name="T16">2. Format date/time</text:span></text:p>
          <text:p text:style-name="P8"><text:span text:style-name="T16"/></text:p>
          <text:p text:style-name="P8"><text:span text:style-name="T16">3. Local storage – store the user information</text:span></text:p>
          <text:p text:style-name="P8"><text:span text:style-name="T16"/></text:p>
          <text:p text:style-name="P8"><text:span text:style-name="T18">4. Handle strings</text:span></text:p>
          <text:p text:style-name="P8"><text:span text:style-name="T18"/></text:p>
          <text:p text:style-name="P8"><text:span text:style-name="T18">5. Transfer data to excel file</text:span></text:p>
          <text:p text:style-name="P8"><text:span text:style-name="T17"/></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presentation:user-transformed="true">
            <draw:text-box/>
          </draw:frame>
        </presentation:notes>
      </draw:page>
      <draw:page draw:name="page5" draw:style-name="dp3" draw:master-page-name="Blue_5f_Curve1" presentation:presentation-page-layout-name="AL2T1" presentation:use-footer-name="ftr1" presentation:use-date-time-name="dtd1">
        <office:forms form:automatic-focus="false" form:apply-design-mode="false"/>
        <draw:frame presentation:style-name="pr4" draw:text-style-name="P4" draw:layer="layout" svg:width="26cm" svg:height="1.328cm" svg:x="1cm" svg:y="0.5cm" presentation:class="title">
          <draw:text-box>
            <text:p text:style-name="P4">Contexts</text:p>
          </draw:text-box>
        </draw:frame>
        <draw:frame presentation:style-name="pr7" draw:text-style-name="P4" draw:layer="layout" svg:width="26cm" svg:height="10cm" svg:x="1cm" svg:y="3cm" presentation:class="outline" presentation:user-transformed="true">
          <draw:text-box>
            <text:list text:style-name="L2">
              <text:list-header>
                <text:p/>
                <text:p text:style-name="P6"/>
                <text:p text:style-name="P6"/>
                <text:p/>
                <text:p/>
                <text:p/>
              </text:list-header>
            </text:list>
          </draw:text-box>
        </draw:frame>
        <draw:custom-shape draw:style-name="gr17" draw:text-style-name="P11" draw:layer="layout" svg:width="8.255cm" svg:height="8.255cm" svg:x="3.81cm" svg:y="4.745cm">
          <text:p text:style-name="P11"><text:span text:style-name="T20">Global Context</text:span><text:span text:style-name="T21">:</text:span></text:p>
          <text:p text:style-name="P11"><text:span text:style-name="T14"/></text:p>
          <text:p text:style-name="P12"><text:span text:style-name="T15">1. Keeps data regarding the user state</text:span></text:p>
          <text:p text:style-name="P12"><text:span text:style-name="T15"/></text:p>
          <text:p text:style-name="P12"><text:span text:style-name="T15">2. Keeps the functions that the application</text:span></text:p>
          <text:p text:style-name="P12"><text:span text:style-name="T15">needs in order to iterate over the user state</text:span></text:p>
          <text:p text:style-name="P12"><text:span text:style-name="T15"/></text:p>
          <text:p text:style-name="P12"><text:span text:style-name="T15">3. Keeps information regarding the state </text:span></text:p>
          <text:p text:style-name="P12"><text:span text:style-name="T15">of error messages in the application</text:span></text:p>
          <text:p text:style-name="P12"><text:span text:style-name="T15"/></text:p>
          <text:p text:style-name="P12"><text:span text:style-name="T15">4. Keeps information regarding form fields </text:span></text:p>
          <text:p text:style-name="P12"><text:span text:style-name="T15">that are marked as wrongly populated</text:span></text:p>
          <text:p text:style-name="P12"><text:span text:style-name="T15"/></text:p>
          <text:p text:style-name="P12"><text:span text:style-name="T15">5. Keeps the functions necessary to handle the </text:span></text:p>
          <text:p text:style-name="P12"><text:span text:style-name="T15">States in points 3 and 4</text:span></text:p>
          <text:p text:style-name="P12"><text:span text:style-name="T15"/></text:p>
          <text:p text:style-name="P12"><text:span text:style-name="T15">6. The whole app has access to it</text:span></text:p>
          <draw:enhanced-geometry svg:viewBox="0 0 21600 21600" draw:type="rectangle" draw:enhanced-path="M 0 0 L 21600 0 21600 21600 0 21600 0 0 Z N"/>
        </draw:custom-shape>
        <draw:custom-shape draw:style-name="gr18" draw:text-style-name="P11" draw:layer="layout" svg:width="8.255cm" svg:height="8.255cm" svg:x="15.875cm" svg:y="4.745cm">
          <text:p text:style-name="P11"><text:span text:style-name="T20">Dashboard Context</text:span><text:span text:style-name="T21">:</text:span></text:p>
          <text:p text:style-name="P11"><text:span text:style-name="T14"/></text:p>
          <text:p text:style-name="P12"><text:span text:style-name="T15">1. Keeps information what type is the current</text:span></text:p>
          <text:p text:style-name="P12"><text:span text:style-name="T15">Dashboard – “user”, “admin”, “roles”, </text:span></text:p>
          <text:p text:style-name="P12"><text:span text:style-name="T15">“</text:span><text:span text:style-name="T15">statuses”, “workflows”, “subjects” as well as </text:span></text:p>
          <text:p text:style-name="P12"><text:span text:style-name="T15">the functions necessary to determine </text:span></text:p>
          <text:p text:style-name="P12"><text:span text:style-name="T15">and change the table structure based </text:span></text:p>
          <text:p text:style-name="P12"><text:span text:style-name="T15">on the dashboard type.</text:span></text:p>
          <text:p text:style-name="P12"><text:span text:style-name="T15"/></text:p>
          <text:p text:style-name="P12"><text:span text:style-name="T15">2. Keeps the function that process</text:span></text:p>
          <text:p text:style-name="P12"><text:span text:style-name="T15">the dashboard raw data from the server before </text:span></text:p>
          <text:p text:style-name="P12"><text:span text:style-name="T15">it is rendered</text:span></text:p>
          <text:p text:style-name="P12"><text:span text:style-name="T15"/></text:p>
          <text:p text:style-name="P12"><text:span text:style-name="T15">3. Keeps the necessary functions from </text:span></text:p>
          <text:p text:style-name="P12"><text:span text:style-name="T15">react-table that are responsible to prepare data</text:span></text:p>
          <text:p text:style-name="P12"><text:span text:style-name="T15">for rendering in the table</text:span></text:p>
          <draw:enhanced-geometry svg:viewBox="0 0 21600 21600" draw:type="rectangle" draw:enhanced-path="M 0 0 L 21600 0 21600 21600 0 21600 0 0 Z N"/>
        </draw:custom-shape>
        <presentation:notes draw:style-name="dp4">
          <office:forms form:automatic-focus="false" form:apply-design-mode="false"/>
          <draw:page-thumbnail draw:style-name="gr1" draw:layer="layout" svg:width="14.848cm" svg:height="11.136cm" svg:x="3.075cm" svg:y="2.257cm" draw:page-number="5" presentation:class="page"/>
          <draw:frame presentation:style-name="pr6" draw:text-style-name="P13" draw:layer="layout" svg:width="16.799cm" svg:height="13.364cm" svg:x="2.1cm" svg:y="14.107cm" presentation:class="notes" presentation:placeholder="true" presentation:user-transformed="true">
            <draw:text-box/>
          </draw:frame>
        </presentation:notes>
      </draw:page>
      <draw:page draw:name="page6" draw:style-name="dp3" draw:master-page-name="Blue_5f_Curve1" presentation:presentation-page-layout-name="AL2T1" presentation:use-footer-name="ftr1" presentation:use-date-time-name="dtd1">
        <office:forms form:automatic-focus="false" form:apply-design-mode="false"/>
        <draw:frame presentation:style-name="pr4" draw:text-style-name="P4" draw:layer="layout" svg:width="26cm" svg:height="1.328cm" svg:x="1cm" svg:y="0.5cm" presentation:class="title">
          <draw:text-box>
            <text:p text:style-name="P4">Functionality explained - <text:span text:style-name="T22">Dashboard</text:span></text:p>
          </draw:text-box>
        </draw:frame>
        <draw:frame presentation:style-name="pr5" draw:text-style-name="P4" draw:layer="layout" svg:width="26cm" svg:height="10cm" svg:x="1cm" svg:y="2.065cm" presentation:class="outline" presentation:user-transformed="true">
          <draw:text-box>
            <text:list text:style-name="L2">
              <text:list-header>
                <text:p><text:span text:style-name="T23"/></text:p>
              </text:list-header>
              <text:list-item>
                <text:p><text:span text:style-name="T23">In order user to </text:span><text:span text:style-name="T24">register</text:span><text:span text:style-name="T23"> – first it has to be created by the Admin. The admin defines user’s role, status – Active/ Inactive and branch number.</text:span></text:p>
              </text:list-item>
              <text:list-item>
                <text:p><text:span text:style-name="T23">Upon successful login the user is redirected to the </text:span><text:span text:style-name="T24">Dashboard page</text:span><text:span text:style-name="T23">. Where all the pending tickets he/ she is responsible to process are presented. </text:span></text:p>
              </text:list-item>
              <text:list-item>
                <text:p><text:span text:style-name="T23">The dashboard has:</text:span></text:p>
                <text:list>
                  <text:list-item>
                    <text:p><text:span text:style-name="T24">Search form</text:span><text:span text:style-name="T23"> – where the user can search via request to the server</text:span></text:p>
                  </text:list-item>
                  <text:list-item>
                    <text:p><text:span text:style-name="T24">Reports buttons </text:span><text:span text:style-name="T23">– where he can display his </text:span><text:span text:style-name="T25">“Pending Applications”</text:span><text:span text:style-name="T23">, </text:span><text:span text:style-name="T25">“Delayed Applications”</text:span><text:span text:style-name="T23">, </text:span><text:span text:style-name="T25">“Active Applications”</text:span><text:span text:style-name="T23"> and </text:span><text:span text:style-name="T26">“All Applications”</text:span></text:p>
                  </text:list-item>
                  <text:list-item>
                    <text:p><text:span text:style-name="T24">Filter input</text:span><text:span text:style-name="T23"> – where he/she can type string that will filter out the data presented on the screen (without request to the server)</text:span></text:p>
                  </text:list-item>
                  <text:list-item>
                    <text:p><text:span text:style-name="T24">Sort functionality </text:span><text:span text:style-name="T23">by each of the table headers</text:span></text:p>
                  </text:list-item>
                  <text:list-item>
                    <text:p><text:span text:style-name="T24">Extract info in Excel Button </text:span><text:span text:style-name="T23">– the data presented on the screen can be stored and downloaded in excel file</text:span></text:p>
                  </text:list-item>
                </text:list>
                <text:p/>
                <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13" draw:layer="layout" svg:width="16.799cm" svg:height="13.364cm" svg:x="2.1cm" svg:y="14.107cm" presentation:class="notes" presentation:placeholder="true" presentation:user-transformed="true">
            <draw:text-box/>
          </draw:frame>
        </presentation:notes>
      </draw:page>
      <draw:page draw:name="page7" draw:style-name="dp3" draw:master-page-name="Blue_5f_Curve1" presentation:presentation-page-layout-name="AL2T1" presentation:use-footer-name="ftr1" presentation:use-date-time-name="dtd1">
        <office:forms form:automatic-focus="false" form:apply-design-mode="false"/>
        <draw:frame presentation:style-name="pr4" draw:text-style-name="P4" draw:layer="layout" svg:width="26cm" svg:height="1.328cm" svg:x="1cm" svg:y="0.5cm" presentation:class="title">
          <draw:text-box>
            <text:p text:style-name="P4">Functionality explained - <text:span text:style-name="T22">Details</text:span></text:p>
          </draw:text-box>
        </draw:frame>
        <draw:frame presentation:style-name="pr5" draw:text-style-name="P4" draw:layer="layout" svg:width="26cm" svg:height="10cm" svg:x="0.981cm" svg:y="2.065cm" presentation:class="outline" presentation:user-transformed="true">
          <draw:text-box>
            <text:list text:style-name="L2">
              <text:list-header>
                <text:p/>
              </text:list-header>
              <text:list-item>
                <text:p><text:span text:style-name="T23">When the user opens the request </text:span><text:span text:style-name="T24">Details</text:span><text:span text:style-name="T23"> in the upper-left of the screen he/she sees the basic request status info.</text:span></text:p>
              </text:list-item>
              <text:list-item>
                <text:p><text:span text:style-name="T23">On the upper right screen the </text:span><text:span text:style-name="T24">last comment</text:span><text:span text:style-name="T23"> is displayed.</text:span></text:p>
              </text:list-item>
              <text:list-item>
                <text:p><text:span text:style-name="T23">Below them - in the left information is presented from the bank's application that was retrieved when the request was initially created</text:span></text:p>
              </text:list-item>
              <text:list-item>
                <text:p><text:span text:style-name="T23">In the right – there is information regarding request Description</text:span></text:p>
              </text:list-item>
              <text:list-item>
                <text:p><text:span text:style-name="T23">In the center is the place where the actual user interaction happens:</text:span></text:p>
              </text:list-item>
              <text:list-item>
                <text:p><text:span text:style-name="T23">Select tag for new status choice and button </text:span><text:span text:style-name="T24">“Смени статус”</text:span><text:span text:style-name="T23"> will be displayed if the application is “pending application” for the user, where pending application means that the user role is equal to the status type of the current status of the request. Also, in this case in the select tag the possible statuses for choice (set as Next Statuses for the current status will appear). The user choose the status he wish to send the request to and presses "Смени статус”</text:span></text:p>
                <text:p><text:span text:style-name="T27"/></text:p>
                <text:p/>
              </text:list-item>
            </text:list>
          </draw:text-box>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6" draw:text-style-name="P13" draw:layer="layout" svg:width="16.799cm" svg:height="13.364cm" svg:x="2.1cm" svg:y="14.107cm" presentation:class="notes" presentation:placeholder="true" presentation:user-transformed="true">
            <draw:text-box/>
          </draw:frame>
        </presentation:notes>
      </draw:page>
      <draw:page draw:name="page8" draw:style-name="dp3" draw:master-page-name="Blue_5f_Curve1" presentation:presentation-page-layout-name="AL2T1" presentation:use-footer-name="ftr1" presentation:use-date-time-name="dtd1">
        <office:forms form:automatic-focus="false" form:apply-design-mode="false"/>
        <draw:frame presentation:style-name="pr4" draw:text-style-name="P4" draw:layer="layout" svg:width="26cm" svg:height="1.328cm" svg:x="1cm" svg:y="0.5cm" presentation:class="title">
          <draw:text-box>
            <text:p text:style-name="P4">Functionality explained - Details</text:p>
          </draw:text-box>
        </draw:frame>
        <draw:frame presentation:style-name="pr5" draw:text-style-name="P4" draw:layer="layout" svg:width="26cm" svg:height="10cm" svg:x="1cm" svg:y="2.54cm" presentation:class="outline" presentation:user-transformed="true">
          <draw:text-box>
            <text:list text:style-name="L2">
              <text:list-header>
                <text:p/>
              </text:list-header>
              <text:list-item>
                <text:p><text:span text:style-name="T28">“</text:span><text:span text:style-name="T28">Смени статус” </text:span><text:span text:style-name="T29">button and the select Tag for status choice </text:span><text:span text:style-name="T23">will also be visible for the user if his/her role is set as Super User Role in the Workflow that is handling the request. In this case the user will see the Next Statuses for the current status, but will also be able to directly close the request.</text:span></text:p>
              </text:list-item>
              <text:list-item>
                <text:p text:style-name="P14"><text:span text:style-name="T27">If the request is </text:span><text:span text:style-name="T30">not in user’s pending list</text:span><text:span text:style-name="T27"> and </text:span><text:span text:style-name="T30">his role is not super user role</text:span><text:span text:style-name="T27"> – he/she </text:span><text:span text:style-name="T30">will not</text:span><text:span text:style-name="T27"> see the Select tag and the </text:span><text:span text:style-name="T30">“Смени статус”</text:span><text:span text:style-name="T27"> button</text:span></text:p>
              </text:list-item>
              <text:list-item>
                <text:p><text:span text:style-name="T23">The </text:span><text:span text:style-name="T24">user is able to edit the request</text:span><text:span text:style-name="T23">, only if the request has workflow with super user role that matches his role as user. The only information the user is allowed to edit in the request is a new deadline date and it is compulsory to add comment upon submitting the edit form.</text:span></text:p>
              </text:list-item>
              <text:list-item>
                <text:p text:style-name="P14"><text:span text:style-name="T23">Every “simple” user can </text:span><text:span text:style-name="T24">write comment </text:span><text:span text:style-name="T23">– regardless if the request is in his/her pending requests list or even if it is closed.</text:span></text:p>
                <text:p><text:span text:style-name="T23"/></text:p>
                <text:p><text:span text:style-name="T23"/></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13" draw:layer="layout" svg:width="16.799cm" svg:height="13.364cm" svg:x="2.1cm" svg:y="14.107cm" presentation:class="notes" presentation:placeholder="true" presentation:user-transformed="true">
            <draw:text-box/>
          </draw:frame>
        </presentation:notes>
      </draw:page>
      <draw:page draw:name="page9" draw:style-name="dp3" draw:master-page-name="Blue_5f_Curve1" presentation:presentation-page-layout-name="AL2T1" presentation:use-footer-name="ftr1" presentation:use-date-time-name="dtd1">
        <office:forms form:automatic-focus="false" form:apply-design-mode="false"/>
        <draw:frame presentation:style-name="pr4" draw:text-style-name="P4" draw:layer="layout" svg:width="26cm" svg:height="1.328cm" svg:x="1cm" svg:y="0.5cm" presentation:class="title">
          <draw:text-box>
            <text:p text:style-name="P4">Functionality explained-Create</text:p>
          </draw:text-box>
        </draw:frame>
        <draw:frame presentation:style-name="pr5" draw:text-style-name="P4" draw:layer="layout" svg:width="26cm" svg:height="10cm" svg:x="1cm" svg:y="3cm" presentation:class="outline" presentation:user-transformed="true">
          <draw:text-box>
            <text:list text:style-name="L2">
              <text:list-header>
                <text:p/>
              </text:list-header>
              <text:list-item>
                <text:p><text:span text:style-name="T23">User can open </text:span><text:span text:style-name="T24">create requests</text:span><text:span text:style-name="T23"> form by clicking </text:span><text:span text:style-name="T24">"Създай заявка"</text:span><text:span text:style-name="T23"> in the navigation. The form that opens needs the following data:</text:span></text:p>
              </text:list-item>
              <text:list-item>
                <text:p><text:span text:style-name="T24">Iapply ID</text:span><text:span text:style-name="T23">: The number of the application in the organizations's application's system. Upon Blur the app sends request to the server and data is automatically retrieved. If the respective Iapply Id is not found by the server - an error message will be displayed. If successful - all fields, except "Краен срок" and "Описание" will be fulfilled.</text:span></text:p>
              </text:list-item>
              <text:list-item>
                <text:p><text:span text:style-name="T24">"Краен срок"</text:span><text:span text:style-name="T23"> should be </text:span><text:span text:style-name="T24">future date</text:span><text:span text:style-name="T23"> and </text:span><text:span text:style-name="T24">"Описание"</text:span><text:span text:style-name="T23"> should be at least </text:span><text:span text:style-name="T24">15 chars long.</text:span></text:p>
              </text:list-item>
              <text:list-item>
                <text:p><text:span text:style-name="T23">From the </text:span><text:span text:style-name="T24">Subject select field</text:span><text:span text:style-name="T23"> the user chooses the workflow the request is bound to. The user will see only subjects that are connected to a workflow that has initial status with status type that is equal to the user’s role. If the user does not have at least one subject that is bound to a workflow with initial status that have a status type equal to the role of the user - the select tag will be empty.</text:span></text:p>
                <text:p><text:span text:style-name="T23"/></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13" draw:layer="layout" svg:width="16.799cm" svg:height="13.364cm" svg:x="2.1cm" svg:y="14.107cm" presentation:class="notes" presentation:placeholder="true" presentation:user-transformed="true">
            <draw:text-box/>
          </draw:frame>
        </presentation:notes>
      </draw:page>
      <draw:page draw:name="page10" draw:style-name="dp3" draw:master-page-name="Blue_5f_Curve1" presentation:presentation-page-layout-name="AL2T1" presentation:use-footer-name="ftr1" presentation:use-date-time-name="dtd1">
        <office:forms form:automatic-focus="false" form:apply-design-mode="false"/>
        <draw:frame presentation:style-name="pr4" draw:text-style-name="P4" draw:layer="layout" svg:width="26cm" svg:height="1.328cm" svg:x="1cm" svg:y="0.5cm" presentation:class="title">
          <draw:text-box>
            <text:p text:style-name="P4">Functionality explained - Admin Screen</text:p>
          </draw:text-box>
        </draw:frame>
        <draw:frame presentation:style-name="pr5" draw:text-style-name="P4" draw:layer="layout" svg:width="26cm" svg:height="10cm" svg:x="1cm" svg:y="3cm" presentation:class="outline" presentation:user-transformed="true">
          <draw:text-box>
            <text:list text:style-name="L2">
              <text:list-header>
                <text:p/>
              </text:list-header>
              <text:list-item>
                <text:p><text:span text:style-name="T23">The users with ‘Admin’ role see all users that are registered in the admin module.</text:span></text:p>
                <text:p><text:span text:style-name="T23"/></text:p>
              </text:list-item>
              <text:list-item>
                <text:p><text:span text:style-name="T23">They can </text:span><text:span text:style-name="T24">create user</text:span><text:span text:style-name="T23"> – by clicking “Create User in the navigation”</text:span></text:p>
                <text:p><text:span text:style-name="T23"/></text:p>
              </text:list-item>
              <text:list-item>
                <text:p><text:span text:style-name="T23">By clicking </text:span><text:span text:style-name="T24">“Покажи”</text:span><text:span text:style-name="T23"> anchor they see a form where all the details for the user are displayed from the server for the respective user. This information can be updated on the spot and saved on the server by clicking “Изпрати” button. Fields e-mail and user Id are locked in the HTML and cannot be changed.</text:span></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13" draw:layer="layout" svg:width="16.799cm" svg:height="13.364cm" svg:x="2.1cm" svg:y="14.107cm" presentation:class="notes" presentation:placeholder="true" presentation:user-transformed="true">
            <draw:text-box/>
          </draw:frame>
        </presentation:notes>
      </draw:page>
      <draw:page draw:name="page11" draw:style-name="dp3" draw:master-page-name="Blue_5f_Curve1" presentation:presentation-page-layout-name="AL2T1" presentation:use-footer-name="ftr1" presentation:use-date-time-name="dtd1">
        <office:forms form:automatic-focus="false" form:apply-design-mode="false"/>
        <draw:frame presentation:style-name="pr4" draw:text-style-name="P4" draw:layer="layout" svg:width="26cm" svg:height="1.328cm" svg:x="1cm" svg:y="0.5cm" presentation:class="title">
          <draw:text-box>
            <text:p text:style-name="P4">Functionality explained - <text:span text:style-name="T22">Workflow </text:span><text:span text:style-name="T22">Screen</text:span></text:p>
          </draw:text-box>
        </draw:frame>
        <draw:frame presentation:style-name="pr5" draw:text-style-name="P4" draw:layer="layout" svg:width="26cm" svg:height="10cm" svg:x="1cm" svg:y="3cm" presentation:class="outline" presentation:user-transformed="true">
          <draw:text-box>
            <text:list text:style-name="L2">
              <text:list-header>
                <text:p/>
              </text:list-header>
              <text:list-item>
                <text:p><text:span text:style-name="T23">The users with ‘Workflow’ role have </text:span><text:span text:style-name="T24">additional navigation menu</text:span><text:span text:style-name="T23">, where they can see already created roles, statuses, workflows and subjects.</text:span></text:p>
              </text:list-item>
              <text:list-item>
                <text:p><text:span text:style-name="T23">The option to </text:span><text:span text:style-name="T24">create a new instance of the respective collection</text:span><text:span text:style-name="T23"> is also displayed – </text:span><text:span text:style-name="T26">for example when clicking on “Roles” – “Create Role” anchor will be displayed, when clicking on “Statuses”, “Create Status” anchor will be displayed on the navigation menu.</text:span><text:span text:style-name="T23"> </text:span></text:p>
              </text:list-item>
              <text:list-item>
                <text:p><text:span text:style-name="T23">By clicking on the respective create anchor a form will be opened where new instance of the respective collection can be displayed – new role, status, workflow and subject. </text:span></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13" draw:layer="layout" svg:width="16.799cm" svg:height="13.364cm" svg:x="2.1cm" svg:y="14.107cm" presentation:class="notes" presentation:placeholder="true" presentation:user-transformed="true">
            <draw:text-box/>
          </draw:frame>
        </presentation:notes>
      </draw:page>
      <draw:page draw:name="page12" draw:style-name="dp3" draw:master-page-name="Blue_5f_Curve1" presentation:presentation-page-layout-name="AL2T1" presentation:use-footer-name="ftr1" presentation:use-date-time-name="dtd1">
        <office:forms form:automatic-focus="false" form:apply-design-mode="false"/>
        <draw:frame presentation:style-name="pr4" draw:text-style-name="P4" draw:layer="layout" svg:width="26cm" svg:height="1.328cm" svg:x="1cm" svg:y="0.5cm" presentation:class="title">
          <draw:text-box>
            <text:p text:style-name="P4">Functionality explained - <text:span text:style-name="T22">Workflow </text:span><text:span text:style-name="T22">Screen</text:span></text:p>
          </draw:text-box>
        </draw:frame>
        <draw:frame presentation:style-name="pr5" draw:text-style-name="P4" draw:layer="layout" svg:width="26cm" svg:height="10cm" svg:x="1cm" svg:y="3cm" presentation:class="outline" presentation:user-transformed="true">
          <draw:text-box>
            <text:list text:style-name="L2">
              <text:list-header>
                <text:p><text:span text:style-name="T23"/></text:p>
              </text:list-header>
              <text:list-item>
                <text:p text:style-name="P14"><text:span text:style-name="T27">The user can create role that can be assigned </text:span><text:span text:style-name="T30">to user as user role and </text:span><text:span text:style-name="T31">t</text:span><text:span text:style-name="T27">o </text:span><text:span text:style-name="T30">status as status type</text:span></text:p>
              </text:list-item>
              <text:list-item>
                <text:p text:style-name="P14"><text:span text:style-name="T27">The status type of the current status of specific request determines the set of users will see the request – the users with role that equals the status type of the current status of the request</text:span></text:p>
              </text:list-item>
              <text:list-item>
                <text:p text:style-name="P14"><text:span text:style-name="T27">Assigning nextStatuses to the status determines which are the statuses that user can choose to move the request to. By creating all statuses that are necessary for the application and assigning them with next statuses the workflow designer creates a “workflow tree”. </text:span></text:p>
              </text:list-item>
              <text:list-item>
                <text:p text:style-name="P14"><text:span text:style-name="T27">The only thing necessary in order to finish the workflow creation is to create a Workflow instance by choosing initial status for the workflow, super user roles and workflow name. The status tree is automatically calculated based on the initial status, its next statuses, their next <text:s/>statuses, etc.</text:span></text:p>
              </text:list-item>
              <text:list-item>
                <text:p text:style-name="P14"><text:span text:style-name="T27">Subject can be viewed as Workflow wrapper and is implemented in order to save creation of multiple workflows that have the same statuses and logic. </text:span><text:span text:style-name="T32">For example – a process for follow up if a client has submitted his certificate of encumbrances has the same statuses tree and super users as a process for follow up if a client repaid outside debt. In order to avoid creation of 2 worklows – 2 Subjects will be created and assigned to the same workflow</text:span></text:p>
              </text:list-item>
            </text:list>
          </draw:text-box>
        </draw:frame>
        <presentation:notes draw:style-name="dp4">
          <office:forms form:automatic-focus="false" form:apply-design-mode="false"/>
          <draw:page-thumbnail draw:style-name="gr1" draw:layer="layout" svg:width="14.848cm" svg:height="11.136cm" svg:x="3.075cm" svg:y="2.257cm" draw:page-number="12" presentation:class="page"/>
          <draw:frame presentation:style-name="pr6" draw:text-style-name="P13" draw:layer="layout" svg:width="16.799cm" svg:height="13.364cm" svg:x="2.1cm" svg:y="14.107cm" presentation:class="notes" presentation:placeholder="true" presentation:user-transformed="true">
            <draw:text-box/>
          </draw:frame>
        </presentation:notes>
      </draw:page>
      <draw:page draw:name="page13" draw:style-name="dp3" draw:master-page-name="Blue_5f_Curve1" presentation:presentation-page-layout-name="AL2T1" presentation:use-footer-name="ftr1" presentation:use-date-time-name="dtd1">
        <office:forms form:automatic-focus="false" form:apply-design-mode="false"/>
        <draw:frame presentation:style-name="pr4" draw:text-style-name="P4" draw:layer="layout" svg:width="26cm" svg:height="1.328cm" svg:x="1cm" svg:y="0.5cm" presentation:class="title">
          <draw:text-box>
            <text:p text:style-name="P4">Functionality explained - <text:span text:style-name="T22">Workflow Screen</text:span></text:p>
          </draw:text-box>
        </draw:frame>
        <draw:frame presentation:style-name="pr5" draw:text-style-name="P4" draw:layer="layout" svg:width="26cm" svg:height="10cm" svg:x="1cm" svg:y="3cm" presentation:class="outline" presentation:user-transformed="true">
          <draw:text-box>
            <text:list text:style-name="L2">
              <text:list-header>
                <text:p><text:span text:style-name="T23"/></text:p>
                <text:p text:style-name="P14"><text:span text:style-name="T26"/></text:p>
              </text:list-header>
              <text:list-item>
                <text:p text:style-name="P14"><text:span text:style-name="T23">By clicking “Покажи” anchor in a specific row in the table, the user will see a form where all the </text:span><text:span text:style-name="T23">details for the instance are displayed from the server. This information can be updated on the spot </text:span><text:span text:style-name="T23">and saved on the server by clicking “Изпрати” button. </text:span></text:p>
              </text:list-item>
            </text:list>
          </draw:text-box>
        </draw:frame>
        <presentation:notes draw:style-name="dp4">
          <office:forms form:automatic-focus="false" form:apply-design-mode="false"/>
          <draw:page-thumbnail draw:style-name="gr1" draw:layer="layout" svg:width="14.848cm" svg:height="11.136cm" svg:x="3.075cm" svg:y="2.257cm" draw:page-number="13" presentation:class="page"/>
          <draw:frame presentation:style-name="pr6" draw:text-style-name="P13" draw:layer="layout" svg:width="16.799cm" svg:height="13.364cm" svg:x="2.1cm" svg:y="14.107cm" presentation:class="notes" presentation:placeholder="true" presentation:user-transformed="true">
            <draw:text-box/>
          </draw:frame>
        </presentation:notes>
      </draw:page>
      <draw:page draw:name="page14" draw:style-name="dp3" draw:master-page-name="Blue_5f_Curve1" presentation:presentation-page-layout-name="AL2T1" presentation:use-footer-name="ftr1" presentation:use-date-time-name="dtd1">
        <office:forms form:automatic-focus="false" form:apply-design-mode="false"/>
        <draw:frame presentation:style-name="pr4" draw:text-style-name="P4" draw:layer="layout" svg:width="26cm" svg:height="1.328cm" svg:x="1cm" svg:y="0.5cm" presentation:class="title">
          <draw:text-box>
            <text:p text:style-name="P4">Functionality explained-Workflow Screen</text:p>
          </draw:text-box>
        </draw:frame>
        <draw:frame presentation:style-name="pr8" draw:text-style-name="P16" draw:layer="layout" svg:width="26cm" svg:height="10cm" svg:x="1cm" svg:y="3cm" presentation:class="outline" presentation:user-transformed="true">
          <draw:text-box>
            <text:list text:style-name="L2">
              <text:list-header>
                <text:p text:style-name="P15"><text:span text:style-name="T3">THANK YOU! </text:span></text:p>
              </text:list-header>
            </text:list>
          </draw:text-box>
        </draw:frame>
        <presentation:notes draw:style-name="dp2">
          <draw:page-thumbnail draw:style-name="gr1" draw:layer="layout" svg:width="14.848cm" svg:height="11.136cm" svg:x="3.075cm" svg:y="2.257cm" draw:page-number="14" presentation:class="page"/>
          <draw:frame presentation:style-name="pr6" draw:text-style-name="P13"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2-18T09:40:32.584183991</meta:creation-date>
    <meta:editing-duration>PT52M58S</meta:editing-duration>
    <meta:editing-cycles>4</meta:editing-cycles>
    <meta:generator>LibreOffice/7.3.7.2$Linux_X86_64 LibreOffice_project/30$Build-2</meta:generator>
    <dc:title>Blue Curve</dc:title>
    <dc:date>2023-12-19T00:11:54.421590914</dc:date>
    <meta:document-statistic meta:object-count="108"/>
  </office:meta>
</office:document-meta>
</file>